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92760351052672507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701163558028009188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284696217570772347"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71605902695202778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4081149708145872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431885486253516290"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2910308793008183304"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11582640838436321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273985" text:continue-list="list2910308793008183304"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72141130384187709"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8260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72764"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264327" text:continue-numbering="true" text:style-name="L9">
        <text:list-item>
          <text:list>
            <text:list-header>
              <text:p text:style-name="P190">Warm down: <text:span text:style-name="T2">0.25 mile jog home</text:span></text:p>
              <text:p text:style-name="P191"/>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258757"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61787"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150489250981284011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4768269726697577573"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85055291311463530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68701"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59484908297877212"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289237776296016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38890505944073632" text:style-name="L15">
        <text:list-item>
          <text:list>
            <text:list-header>
              <text:p text:style-name="P170">1.5 miles averaging about 9:40/mile and rest 1 min</text:p>
            </text:list-header>
          </text:list>
        </text:list-item>
      </text:list>
      <text:p text:style-name="P23">1 mile in 8:26 and rest 2 min</text:p>
      <text:list xml:id="list59080022212458632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689582308686032798"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59276"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67838318160456436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409160522444846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51198682687565318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257705" text:continue-list="list1624091605224448460" text:style-name="L19">
        <text:list-item>
          <text:list>
            <text:list-header>
              <text:p text:style-name="P174">(Pace*HR)=1240</text:p>
            </text:list-header>
          </text:list>
        </text:list-item>
      </text:list>
      <text:list xml:id="list40259835" text:continue-list="list6783831816045643687" text:style-name="L18">
        <text:list-item>
          <text:list>
            <text:list-header>
              <text:p text:style-name="P173">2 miles at 10:46/mile Ave HR= 121 bpm and rest a few minutes</text:p>
            </text:list-header>
          </text:list>
        </text:list-item>
      </text:list>
      <text:list xml:id="list40259384" text:continue-list="list4025770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26472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3128656690591923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365167717505052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79411553770343941"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3078257444329520876" text:style-name="L24">
        <text:list-item>
          <text:p text:style-name="P194">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43141420305760898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44827100140189223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286018"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27383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301907308394080726"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9922223418663657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91331007753608931"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430234644107063444"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10"><text:span text:style-name="T2"/></text:p>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10"><text:span text:style-name="T2">On the high school track with 4 other runners:</text:span></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 </text:span></text:p>
      <text:p text:style-name="P10"><text:span text:style-name="T2"/></text:p>
      <text:p text:style-name="P10"><text:span text:style-name="T2"/></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774652032605874194" text:style-name="L31">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1T20:02:07.95</dc:date>
    <dc:creator>James Lombardi</dc:creator>
    <meta:editing-duration>P20DT14H54M38S</meta:editing-duration>
    <meta:editing-cycles>1626</meta:editing-cycles>
    <meta:generator>OpenOffice/4.1.2$Win32 OpenOffice.org_project/412m3$Build-9782</meta:generator>
    <meta:document-statistic meta:table-count="0" meta:image-count="9" meta:object-count="0" meta:page-count="167" meta:paragraph-count="4784" meta:word-count="52194" meta:character-count="267686"/>
  </office:meta>
</office:document-meta>
</file>